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.022cm" svg:height="2.299cm" draw:transform="rotate (-1.55247036964896) translate (6.1814202976467cm 4.482680953438cm)" svg:viewBox="0 0 1023 2300" svg:d="M1022 2194c-58-187-96-499-140-858-45-359-78-824-70-966 7-144-858-644-810-170 50 474 103 628 157 1091 55 465 27 545 67 830 41 286 825 166 796 73z">
          <text:p/>
        </draw:path>
        <draw:path draw:style-name="gr1" draw:text-style-name="P1" draw:layer="layout" svg:width="0.902cm" svg:height="0.661cm" draw:transform="skewX (0.001221730476396) rotate (-2.1556561591382) translate (6.4277906519273cm 4.640462499828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2cm" svg:height="0.661cm" draw:transform="rotate (-2.15687788961459) translate (4.57745781206533cm 4.8866281084625cm)" svg:viewBox="0 0 903 662" svg:d="M527 644c137-64 329-219 367-367 35-139-27-185-184-243-155-57-351-32-459-3-276 72-309 187-173 370 136 181 313 308 449 243z">
          <text:p/>
        </draw:path>
        <draw:path draw:style-name="gr1" draw:text-style-name="P1" draw:layer="layout" svg:width="1.022cm" svg:height="2.299cm" draw:transform="rotate (-1.55247036964896) translate (6.1380869643133cm 5.6435142867713cm)" svg:viewBox="0 0 1023 2300" svg:d="M1022 2194c-58-187-141-497-185-856-45-358-33-826-25-968 7-144-858-644-810-170 50 474 58 631 112 1093 55 465 72 543 112 828 41 286 825 166 796 73z">
          <text:p/>
        </draw:path>
        <draw:path draw:style-name="gr1" draw:text-style-name="P1" draw:layer="layout" svg:width="0.902cm" svg:height="0.661cm" draw:transform="skewX (0.0012217304763959) rotate (-2.1556561591382) translate (6.384457318594cm 5.8012958331613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3cm" svg:height="0.661cm" draw:transform="skewX (0.00244346095279205) rotate (-2.1556561591382) translate (4.53347366595003cm 6.0473561881004cm)" svg:viewBox="0 0 904 662" svg:d="M527 644c137-64 329-219 367-367 35-139-27-185-184-243-156-57-352-32-459-4-277 72-309 187-173 370 136 182 314 309 449 24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8T15:48:47.343000000</dc:date>
    <meta:editing-duration>PT2M47S</meta:editing-duration>
    <meta:editing-cycles>3</meta:editing-cycles>
    <meta:generator>LibreOffice/24.2.4.2$Windows_X86_64 LibreOffice_project/51a6219feb6075d9a4c46691dcfe0cd9c4fff3c2</meta:generator>
    <meta:document-statistic meta:object-count="6"/>
  </office:meta>
</office:document-meta>
</file>